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64in"/>
    </style:style>
    <style:style style:name="co2" style:family="table-column">
      <style:table-column-properties fo:break-before="auto" style:column-width="0.68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52in"/>
    </style:style>
    <style:style style:name="co5" style:family="table-column">
      <style:table-column-properties fo:break-before="auto" style:column-width="1.0445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0862in"/>
    </style:style>
    <style:style style:name="co8" style:family="table-column">
      <style:table-column-properties fo:break-before="auto" style:column-width="1.2445in"/>
    </style:style>
    <style:style style:name="co9" style:family="table-column">
      <style:table-column-properties fo:break-before="auto" style:column-width="1.2618in"/>
    </style:style>
    <style:style style:name="co10" style:family="table-column">
      <style:table-column-properties fo:break-before="auto" style:column-width="1.6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6e6ff"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fo:background-color="#e6e6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fo:color="#ff0000"/>
    </style:style>
    <style:style style:name="ce32" style:family="table-cell" style:parent-style-name="Default">
      <style:table-cell-properties fo:background-color="#ff0000" style:text-align-source="fix" style:repeat-content="false"/>
      <style:paragraph-properties fo:text-align="start" fo:margin-left="0in"/>
    </style:style>
    <style:style style:name="ce39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0000"/>
    </style:style>
    <style:style style:name="ce16" style:family="table-cell" style:parent-style-name="Default">
      <style:table-cell-properties fo:background-color="#dee6ef"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edce6"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fo:background-color="#dedce6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5ce"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fo:background-color="#fff5ce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2" style:family="table-cell" style:parent-style-name="Default">
      <style:table-cell-properties fo:background-color="#f6f9d4"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f6f9d4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cc99" style:text-align-source="fix" style:repeat-content="fals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3" table:default-cell-style-name="ce2"/>
        <table:table-column table:style-name="co4" table:default-cell-style-name="ce6"/>
        <table:table-column table:style-name="co3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6"/>
        <table:table-column table:style-name="co3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6"/>
        <table:table-column table:style-name="co3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6"/>
        <table:table-column table:style-name="co3" table:number-columns-repeated="1007" table:default-cell-style-name="ce2"/>
        <table:table-row table:style-name="ro1">
          <table:table-cell table:style-name="ce3" office:value-type="string" calcext:value-type="string">
            <text:p>Dec</text:p>
          </table:table-cell>
          <table:table-cell table:style-name="ce3" office:value-type="string" calcext:value-type="string">
            <text:p>Hexa</text:p>
          </table:table-cell>
          <table:table-cell table:style-name="ce7" office:value-type="string" calcext:value-type="string">
            <text:p>Instruction</text:p>
          </table:table-cell>
          <table:table-cell table:style-name="ce3" office:value-type="string" calcext:value-type="string">
            <text:p>Natural size</text:p>
          </table:table-cell>
          <table:table-cell table:style-name="ce7" office:value-type="string" calcext:value-type="string">
            <text:p>Instruction CB</text:p>
          </table:table-cell>
          <table:table-cell table:style-name="ce3" office:value-type="string" calcext:value-type="string">
            <text:p>Size CB</text:p>
          </table:table-cell>
          <table:table-cell table:style-name="ce3" office:value-type="string" calcext:value-type="string">
            <text:p>Instruction ED</text:p>
          </table:table-cell>
          <table:table-cell table:style-name="ce3" office:value-type="string" calcext:value-type="string">
            <text:p>Size ED</text:p>
          </table:table-cell>
          <table:table-cell table:style-name="ce7" office:value-type="string" calcext:value-type="string">
            <text:p>Instruction DD</text:p>
          </table:table-cell>
          <table:table-cell table:style-name="ce3" office:value-type="string" calcext:value-type="string">
            <text:p>Size DD</text:p>
          </table:table-cell>
          <table:table-cell table:style-name="ce3" office:value-type="string" calcext:value-type="string">
            <text:p>Instruction FD</text:p>
          </table:table-cell>
          <table:table-cell table:style-name="ce3" office:value-type="string" calcext:value-type="string">
            <text:p>Size FD</text:p>
          </table:table-cell>
          <table:table-cell table:style-name="ce7" office:value-type="string" calcext:value-type="string">
            <text:p>Instruction DDCB</text:p>
          </table:table-cell>
          <table:table-cell table:style-name="ce3" office:value-type="string" calcext:value-type="string">
            <text:p>Size DDCB</text:p>
          </table:table-cell>
          <table:table-cell table:style-name="ce7" office:value-type="string" calcext:value-type="string">
            <text:p>Instruction FDCB</text:p>
          </table:table-cell>
          <table:table-cell table:style-name="ce3" office:value-type="string" calcext:value-type="string">
            <text:p>Size FDCB</text:p>
          </table:table-cell>
          <table:table-cell table:style-name="ce7"/>
          <table:table-cell table:style-name="ce3"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HEX([.A2])" office:value-type="string" office:string-value="0" calcext:value-type="string">
            <text:p>0</text:p>
          </table:table-cell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LC B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HEX([.A3])" office:value-type="string" office:string-value="1" calcext:value-type="string">
            <text:p>1</text:p>
          </table:table-cell>
          <table:table-cell office:value-type="string" calcext:value-type="string">
            <text:p>LD BC,n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LC C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A4])" office:value-type="string" office:string-value="2" calcext:value-type="string">
            <text:p>2</text:p>
          </table:table-cell>
          <table:table-cell office:value-type="string" calcext:value-type="string">
            <text:p>LD (BC)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LC D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HEX([.A5])" office:value-type="string" office:string-value="3" calcext:value-type="string">
            <text:p>3</text:p>
          </table:table-cell>
          <table:table-cell office:value-type="string" calcext:value-type="string">
            <text:p>INC 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LC E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A6])" office:value-type="string" office:string-value="4" calcext:value-type="string">
            <text:p>4</text:p>
          </table:table-cell>
          <table:table-cell office:value-type="string" calcext:value-type="string">
            <text:p>INC 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LC H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HEX([.A7])" office:value-type="string" office:string-value="5" calcext:value-type="string">
            <text:p>5</text:p>
          </table:table-cell>
          <table:table-cell office:value-type="string" calcext:value-type="string">
            <text:p>DEC 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LC L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A8])" office:value-type="string" office:string-value="6" calcext:value-type="string">
            <text:p>6</text:p>
          </table:table-cell>
          <table:table-cell office:value-type="string" calcext:value-type="string">
            <text:p>LD B,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LC (HL)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ce50" office:value-type="string" calcext:value-type="string">
            <text:p>RLC (IX+n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RLC (IY+n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HEX([.A9])" office:value-type="string" office:string-value="7" calcext:value-type="string">
            <text:p>7</text:p>
          </table:table-cell>
          <table:table-cell office:value-type="string" calcext:value-type="string">
            <text:p>RL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LC A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A10])" office:value-type="string" office:string-value="8" calcext:value-type="string">
            <text:p>8</text:p>
          </table:table-cell>
          <table:table-cell office:value-type="string" calcext:value-type="string">
            <text:p>EX AF,AF’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C B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A11])" office:value-type="string" office:string-value="9" calcext:value-type="string">
            <text:p>9</text:p>
          </table:table-cell>
          <table:table-cell office:value-type="string" calcext:value-type="string">
            <text:p>ADD HL,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C C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ADD IX,BC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DD IY,B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A12])" office:value-type="string" office:string-value="A" calcext:value-type="string">
            <text:p>A</text:p>
          </table:table-cell>
          <table:table-cell office:value-type="string" calcext:value-type="string">
            <text:p>LD A,(BC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C D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A13])" office:value-type="string" office:string-value="B" calcext:value-type="string">
            <text:p>B</text:p>
          </table:table-cell>
          <table:table-cell office:value-type="string" calcext:value-type="string">
            <text:p>DEC 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C E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A14])" office:value-type="string" office:string-value="C" calcext:value-type="string">
            <text:p>C</text:p>
          </table:table-cell>
          <table:table-cell office:value-type="string" calcext:value-type="string">
            <text:p>INC 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C H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.A15])" office:value-type="string" office:string-value="D" calcext:value-type="string">
            <text:p>D</text:p>
          </table:table-cell>
          <table:table-cell office:value-type="string" calcext:value-type="string">
            <text:p>DEC 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C L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A16])" office:value-type="string" office:string-value="E" calcext:value-type="string">
            <text:p>E</text:p>
          </table:table-cell>
          <table:table-cell office:value-type="string" calcext:value-type="string">
            <text:p>LD C,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RC (HL)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ce50" office:value-type="string" calcext:value-type="string">
            <text:p>RRC (IX+n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RRC (IY+n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.A17])" office:value-type="string" office:string-value="F" calcext:value-type="string">
            <text:p>F</text:p>
          </table:table-cell>
          <table:table-cell office:value-type="string" calcext:value-type="string">
            <text:p>R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C A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HEX([.A18])" office:value-type="string" office:string-value="10" calcext:value-type="string">
            <text:p>10</text:p>
          </table:table-cell>
          <table:table-cell office:value-type="string" calcext:value-type="string">
            <text:p>DJ NZ 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L B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HEX([.A19])" office:value-type="string" office:string-value="11" calcext:value-type="string">
            <text:p>11</text:p>
          </table:table-cell>
          <table:table-cell office:value-type="string" calcext:value-type="string">
            <text:p>LD DE,n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L C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HEX([.A20])" office:value-type="string" office:string-value="12" calcext:value-type="string">
            <text:p>12</text:p>
          </table:table-cell>
          <table:table-cell office:value-type="string" calcext:value-type="string">
            <text:p>LD (DE)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L D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HEX([.A21])" office:value-type="string" office:string-value="13" calcext:value-type="string">
            <text:p>13</text:p>
          </table:table-cell>
          <table:table-cell office:value-type="string" calcext:value-type="string">
            <text:p>INC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L E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HEX([.A22])" office:value-type="string" office:string-value="14" calcext:value-type="string">
            <text:p>14</text:p>
          </table:table-cell>
          <table:table-cell office:value-type="string" calcext:value-type="string">
            <text:p>INC 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L H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HEX([.A23])" office:value-type="string" office:string-value="15" calcext:value-type="string">
            <text:p>15</text:p>
          </table:table-cell>
          <table:table-cell office:value-type="string" calcext:value-type="string">
            <text:p>DEC 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L L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HEX([.A24])" office:value-type="string" office:string-value="16" calcext:value-type="string">
            <text:p>16</text:p>
          </table:table-cell>
          <table:table-cell office:value-type="string" calcext:value-type="string">
            <text:p>LD D,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L (HL)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ce50" office:value-type="string" calcext:value-type="string">
            <text:p>RL 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RL 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HEX([.A25])" office:value-type="string" office:string-value="17" calcext:value-type="string">
            <text:p>17</text:p>
          </table:table-cell>
          <table:table-cell office:value-type="string" calcext:value-type="string">
            <text:p>R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L A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.A26])" office:value-type="string" office:string-value="18" calcext:value-type="string">
            <text:p>18</text:p>
          </table:table-cell>
          <table:table-cell office:value-type="string" calcext:value-type="string">
            <text:p>JR 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R B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HEX([.A27])" office:value-type="string" office:string-value="19" calcext:value-type="string">
            <text:p>19</text:p>
          </table:table-cell>
          <table:table-cell office:value-type="string" calcext:value-type="string">
            <text:p>ADD HL,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 C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ADD IX,DE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DD IY,DE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HEX([.A28])" office:value-type="string" office:string-value="1A" calcext:value-type="string">
            <text:p>1A</text:p>
          </table:table-cell>
          <table:table-cell office:value-type="string" calcext:value-type="string">
            <text:p>LD A,(D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 D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HEX([.A29])" office:value-type="string" office:string-value="1B" calcext:value-type="string">
            <text:p>1B</text:p>
          </table:table-cell>
          <table:table-cell office:value-type="string" calcext:value-type="string">
            <text:p>DEC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 E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HEX([.A30])" office:value-type="string" office:string-value="1C" calcext:value-type="string">
            <text:p>1C</text:p>
          </table:table-cell>
          <table:table-cell office:value-type="string" calcext:value-type="string">
            <text:p>INC 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 H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DEC2HEX([.A31])" office:value-type="string" office:string-value="1D" calcext:value-type="string">
            <text:p>1D</text:p>
          </table:table-cell>
          <table:table-cell office:value-type="string" calcext:value-type="string">
            <text:p>DEC 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 L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DEC2HEX([.A32])" office:value-type="string" office:string-value="1E" calcext:value-type="string">
            <text:p>1E</text:p>
          </table:table-cell>
          <table:table-cell office:value-type="string" calcext:value-type="string">
            <text:p>LD E,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R (HL)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ce50" office:value-type="string" calcext:value-type="string">
            <text:p>RR 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RR 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HEX([.A33])" office:value-type="string" office:string-value="1F" calcext:value-type="string">
            <text:p>1F</text:p>
          </table:table-cell>
          <table:table-cell office:value-type="string" calcext:value-type="string">
            <text:p>R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 A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HEX([.A34])" office:value-type="string" office:string-value="20" calcext:value-type="string">
            <text:p>20</text:p>
          </table:table-cell>
          <table:table-cell office:value-type="string" calcext:value-type="string">
            <text:p>JR NZ 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 B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HEX([.A35])" office:value-type="string" office:string-value="21" calcext:value-type="string">
            <text:p>21</text:p>
          </table:table-cell>
          <table:table-cell office:value-type="string" calcext:value-type="string">
            <text:p>LD HL,n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 C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LD IX,nn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LD IY,nn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HEX([.A36])" office:value-type="string" office:string-value="22" calcext:value-type="string">
            <text:p>22</text:p>
          </table:table-cell>
          <table:table-cell office:value-type="string" calcext:value-type="string">
            <text:p>LD (nn),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 D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LD (nn),IX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LD (nn),IY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HEX([.A37])" office:value-type="string" office:string-value="23" calcext:value-type="string">
            <text:p>23</text:p>
          </table:table-cell>
          <table:table-cell office:value-type="string" calcext:value-type="string">
            <text:p>INC 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 E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INC <text:s/>IX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NC <text:s/>IY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HEX([.A38])" office:value-type="string" office:string-value="24" calcext:value-type="string">
            <text:p>24</text:p>
          </table:table-cell>
          <table:table-cell office:value-type="string" calcext:value-type="string">
            <text:p>INC 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 H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HEX([.A39])" office:value-type="string" office:string-value="25" calcext:value-type="string">
            <text:p>25</text:p>
          </table:table-cell>
          <table:table-cell office:value-type="string" calcext:value-type="string">
            <text:p>DEC 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 L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HEX([.A40])" office:value-type="string" office:string-value="26" calcext:value-type="string">
            <text:p>26</text:p>
          </table:table-cell>
          <table:table-cell office:value-type="string" calcext:value-type="string">
            <text:p>LD H,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 (HL)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ce50" office:value-type="string" calcext:value-type="string">
            <text:p>SLA 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SLA 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DEC2HEX([.A41])" office:value-type="string" office:string-value="27" calcext:value-type="string">
            <text:p>27</text:p>
          </table:table-cell>
          <table:table-cell table:style-name="ce11" office:value-type="string" calcext:value-type="string">
            <text:p>D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 A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HEX([.A42])" office:value-type="string" office:string-value="28" calcext:value-type="string">
            <text:p>28</text:p>
          </table:table-cell>
          <table:table-cell office:value-type="string" calcext:value-type="string">
            <text:p>JR Z,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RA B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HEX([.A43])" office:value-type="string" office:string-value="29" calcext:value-type="string">
            <text:p>29</text:p>
          </table:table-cell>
          <table:table-cell office:value-type="string" calcext:value-type="string">
            <text:p>ADD HL,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A C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ADD IX,IX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DD IY,I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HEX([.A44])" office:value-type="string" office:string-value="2A" calcext:value-type="string">
            <text:p>2A</text:p>
          </table:table-cell>
          <table:table-cell office:value-type="string" calcext:value-type="string">
            <text:p>LD HL,(nn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A D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LD IX,(nn)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LD IY,(nn)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DEC2HEX([.A45])" office:value-type="string" office:string-value="2B" calcext:value-type="string">
            <text:p>2B</text:p>
          </table:table-cell>
          <table:table-cell office:value-type="string" calcext:value-type="string">
            <text:p>DEC 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A E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DEC IX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EC I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HEX([.A46])" office:value-type="string" office:string-value="2C" calcext:value-type="string">
            <text:p>2C</text:p>
          </table:table-cell>
          <table:table-cell office:value-type="string" calcext:value-type="string">
            <text:p>INC 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A H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DEC2HEX([.A47])" office:value-type="string" office:string-value="2D" calcext:value-type="string">
            <text:p>2D</text:p>
          </table:table-cell>
          <table:table-cell office:value-type="string" calcext:value-type="string">
            <text:p>DEC 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A L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DEC2HEX([.A48])" office:value-type="string" office:string-value="2E" calcext:value-type="string">
            <text:p>2E</text:p>
          </table:table-cell>
          <table:table-cell office:value-type="string" calcext:value-type="string">
            <text:p>LD L,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RA (HL)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ce50" office:value-type="string" calcext:value-type="string">
            <text:p>SRA 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SRA 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DEC2HEX([.A49])" office:value-type="string" office:string-value="2F" calcext:value-type="string">
            <text:p>2F</text:p>
          </table:table-cell>
          <table:table-cell table:style-name="ce11" office:value-type="string" calcext:value-type="string">
            <text:p>C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A A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HEX([.A50])" office:value-type="string" office:string-value="30" calcext:value-type="string">
            <text:p>30</text:p>
          </table:table-cell>
          <table:table-cell office:value-type="string" calcext:value-type="string">
            <text:p>JR NC 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HEX([.A51])" office:value-type="string" office:string-value="31" calcext:value-type="string">
            <text:p>31</text:p>
          </table:table-cell>
          <table:table-cell office:value-type="string" calcext:value-type="string">
            <text:p>LD SP,n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HEX([.A52])" office:value-type="string" office:string-value="32" calcext:value-type="string">
            <text:p>32</text:p>
          </table:table-cell>
          <table:table-cell office:value-type="string" calcext:value-type="string">
            <text:p>LD (nn),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HEX([.A53])" office:value-type="string" office:string-value="33" calcext:value-type="string">
            <text:p>33</text:p>
          </table:table-cell>
          <table:table-cell office:value-type="string" calcext:value-type="string">
            <text:p>INC S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HEX([.A54])" office:value-type="string" office:string-value="34" calcext:value-type="string">
            <text:p>34</text:p>
          </table:table-cell>
          <table:table-cell office:value-type="string" calcext:value-type="string">
            <text:p>INC (HL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/>
          <table:table-cell office:value-type="string" calcext:value-type="string">
            <text:p>INC (IX+d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INC (IY+d)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HEX([.A55])" office:value-type="string" office:string-value="35" calcext:value-type="string">
            <text:p>35</text:p>
          </table:table-cell>
          <table:table-cell office:value-type="string" calcext:value-type="string">
            <text:p>DEC (HL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/>
          <table:table-cell office:value-type="string" calcext:value-type="string">
            <text:p>DEC (IX+d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DEC (IY+d)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HEX([.A56])" office:value-type="string" office:string-value="36" calcext:value-type="string">
            <text:p>36</text:p>
          </table:table-cell>
          <table:table-cell office:value-type="string" calcext:value-type="string">
            <text:p>LD (HL),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/>
          <table:table-cell office:value-type="string" calcext:value-type="string">
            <text:p>LD (IX+d),n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LD (IY+d),n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DEC2HEX([.A57])" office:value-type="string" office:string-value="37" calcext:value-type="string">
            <text:p>37</text:p>
          </table:table-cell>
          <table:table-cell table:style-name="ce11" office:value-type="string" calcext:value-type="string">
            <text:p>SC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HEX([.A58])" office:value-type="string" office:string-value="38" calcext:value-type="string">
            <text:p>38</text:p>
          </table:table-cell>
          <table:table-cell office:value-type="string" calcext:value-type="string">
            <text:p>JR C 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RL B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DEC2HEX([.A59])" office:value-type="string" office:string-value="39" calcext:value-type="string">
            <text:p>39</text:p>
          </table:table-cell>
          <table:table-cell office:value-type="string" calcext:value-type="string">
            <text:p>ADD HL,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L C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ADD IX,SP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DD IY,SP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DEC2HEX([.A60])" office:value-type="string" office:string-value="3A" calcext:value-type="string">
            <text:p>3A</text:p>
          </table:table-cell>
          <table:table-cell office:value-type="string" calcext:value-type="string">
            <text:p>LD A,(nn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L D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DEC2HEX([.A61])" office:value-type="string" office:string-value="3B" calcext:value-type="string">
            <text:p>3B</text:p>
          </table:table-cell>
          <table:table-cell office:value-type="string" calcext:value-type="string">
            <text:p>DEC 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L E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HEX([.A62])" office:value-type="string" office:string-value="3C" calcext:value-type="string">
            <text:p>3C</text:p>
          </table:table-cell>
          <table:table-cell office:value-type="string" calcext:value-type="string">
            <text:p>INC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L H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DEC2HEX([.A63])" office:value-type="string" office:string-value="3D" calcext:value-type="string">
            <text:p>3D</text:p>
          </table:table-cell>
          <table:table-cell office:value-type="string" calcext:value-type="string">
            <text:p>DEC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L L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DEC2HEX([.A64])" office:value-type="string" office:string-value="3E" calcext:value-type="string">
            <text:p>3E</text:p>
          </table:table-cell>
          <table:table-cell office:value-type="string" calcext:value-type="string">
            <text:p>LD A,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RL (HL)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ce50" office:value-type="string" calcext:value-type="string">
            <text:p>SRL 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SLR 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DEC2HEX([.A65])" office:value-type="string" office:string-value="3F" calcext:value-type="string">
            <text:p>3F</text:p>
          </table:table-cell>
          <table:table-cell table:style-name="ce11" office:value-type="string" calcext:value-type="string">
            <text:p>CC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L A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HEX([.A66])" office:value-type="string" office:string-value="40" calcext:value-type="string">
            <text:p>40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N B,(C)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DEC2HEX([.A67])" office:value-type="string" office:string-value="41" calcext:value-type="string">
            <text:p>41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OUT (C),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DEC2HEX([.A68])" office:value-type="string" office:string-value="42" calcext:value-type="string">
            <text:p>42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BC HL,B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DEC2HEX([.A69])" office:value-type="string" office:string-value="43" calcext:value-type="string">
            <text:p>43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 (nn),BC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DEC2HEX([.A70])" office:value-type="string" office:string-value="44" calcext:value-type="string">
            <text:p>44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NEG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DEC2HEX([.A71])" office:value-type="string" office:string-value="45" calcext:value-type="string">
            <text:p>45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RET N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DEC2HEX([.A72])" office:value-type="string" office:string-value="46" calcext:value-type="string">
            <text:p>46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M 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 B,(IX+d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D B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BIT 0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BIT 0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DEC2HEX([.A73])" office:value-type="string" office:string-value="47" calcext:value-type="string">
            <text:p>47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 I,A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DEC2HEX([.A74])" office:value-type="string" office:string-value="48" calcext:value-type="string">
            <text:p>48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N C,(C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DEC2HEX([.A75])" office:value-type="string" office:string-value="49" calcext:value-type="string">
            <text:p>49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OUT C,(C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DEC2HEX([.A76])" office:value-type="string" office:string-value="4A" calcext:value-type="string">
            <text:p>4A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DC HL,BC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DEC2HEX([.A77])" office:value-type="string" office:string-value="4B" calcext:value-type="string">
            <text:p>4B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 BC,(nn)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DEC2HEX([.A78])" office:value-type="string" office:string-value="4C" calcext:value-type="string">
            <text:p>4C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DEC2HEX([.A79])" office:value-type="string" office:string-value="4D" calcext:value-type="string">
            <text:p>4D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RETI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DEC2HEX([.A80])" office:value-type="string" office:string-value="4E" calcext:value-type="string">
            <text:p>4E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LD C,(IX+d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D C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BIT 1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BIT 1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DEC2HEX([.A81])" office:value-type="string" office:string-value="4F" calcext:value-type="string">
            <text:p>4F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 R,A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DEC2HEX([.A82])" office:value-type="string" office:string-value="50" calcext:value-type="string">
            <text:p>50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N D,(C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DEC2HEX([.A83])" office:value-type="string" office:string-value="51" calcext:value-type="string">
            <text:p>51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OUT (D),C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DEC2HEX([.A84])" office:value-type="string" office:string-value="52" calcext:value-type="string">
            <text:p>52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BC HL,D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DEC2HEX([.A85])" office:value-type="string" office:string-value="53" calcext:value-type="string">
            <text:p>53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 (nn),DE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DEC2HEX([.A86])" office:value-type="string" office:string-value="54" calcext:value-type="string">
            <text:p>54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DEC2HEX([.A87])" office:value-type="string" office:string-value="55" calcext:value-type="string">
            <text:p>55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DEC2HEX([.A88])" office:value-type="string" office:string-value="56" calcext:value-type="string">
            <text:p>56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M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 D,(IX+d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D D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BIT 2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BIT 2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DEC2HEX([.A89])" office:value-type="string" office:string-value="57" calcext:value-type="string">
            <text:p>57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 A,I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DEC2HEX([.A90])" office:value-type="string" office:string-value="58" calcext:value-type="string">
            <text:p>58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N E,(C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DEC2HEX([.A91])" office:value-type="string" office:string-value="59" calcext:value-type="string">
            <text:p>59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OUT (D),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DEC2HEX([.A92])" office:value-type="string" office:string-value="5A" calcext:value-type="string">
            <text:p>5A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DC HL,D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DEC2HEX([.A93])" office:value-type="string" office:string-value="5B" calcext:value-type="string">
            <text:p>5B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 DE,(nn)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DEC2HEX([.A94])" office:value-type="string" office:string-value="5C" calcext:value-type="string">
            <text:p>5C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DEC2HEX([.A95])" office:value-type="string" office:string-value="5D" calcext:value-type="string">
            <text:p>5D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DEC2HEX([.A96])" office:value-type="string" office:string-value="5E" calcext:value-type="string">
            <text:p>5E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M 2</text:p>
          </table:table-cell>
          <table:table-cell/>
          <table:table-cell office:value-type="string" calcext:value-type="string">
            <text:p>LD E,(IX+d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D E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BIT 3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BIT 3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DEC2HEX([.A97])" office:value-type="string" office:string-value="5F" calcext:value-type="string">
            <text:p>5F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 A,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DEC2HEX([.A98])" office:value-type="string" office:string-value="60" calcext:value-type="string">
            <text:p>60</text:p>
          </table:table-cell>
          <table:table-cell table:style-name="ce13" office:value-type="string" calcext:value-type="string">
            <text:p>LD r,R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BIT b,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N H,(C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DEC2HEX([.A99])" office:value-type="string" office:string-value="61" calcext:value-type="string">
            <text:p>61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OUT (D),H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DEC2HEX([.A100])" office:value-type="string" office:string-value="62" calcext:value-type="string">
            <text:p>62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BC HL,HL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DEC2HEX([.A101])" office:value-type="string" office:string-value="63" calcext:value-type="string">
            <text:p>63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 (nn),HL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DEC2HEX([.A102])" office:value-type="string" office:string-value="64" calcext:value-type="string">
            <text:p>64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DEC2HEX([.A103])" office:value-type="string" office:string-value="65" calcext:value-type="string">
            <text:p>65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DEC2HEX([.A104])" office:value-type="string" office:string-value="66" calcext:value-type="string">
            <text:p>66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LD H,(IX+d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D H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BIT 4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BIT 4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DEC2HEX([.A105])" office:value-type="string" office:string-value="67" calcext:value-type="string">
            <text:p>67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DEC2HEX([.A106])" office:value-type="string" office:string-value="68" calcext:value-type="string">
            <text:p>68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N L,(C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DEC2HEX([.A107])" office:value-type="string" office:string-value="69" calcext:value-type="string">
            <text:p>69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OUT (D),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DEC2HEX([.A108])" office:value-type="string" office:string-value="6A" calcext:value-type="string">
            <text:p>6A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DC HL,H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DEC2HEX([.A109])" office:value-type="string" office:string-value="6B" calcext:value-type="string">
            <text:p>6B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 DE,(nn)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DEC2HEX([.A110])" office:value-type="string" office:string-value="6C" calcext:value-type="string">
            <text:p>6C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DEC2HEX([.A111])" office:value-type="string" office:string-value="6D" calcext:value-type="string">
            <text:p>6D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DEC2HEX([.A112])" office:value-type="string" office:string-value="6E" calcext:value-type="string">
            <text:p>6E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LD L,(IX+d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D L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BIT 5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BIT 5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DEC2HEX([.A113])" office:value-type="string" office:string-value="6F" calcext:value-type="string">
            <text:p>6F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RLD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DEC2HEX([.A114])" office:value-type="string" office:string-value="70" calcext:value-type="string">
            <text:p>70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22"/>
          <table:table-cell office:value-type="float" office:value="2" calcext:value-type="float">
            <text:p>2</text:p>
          </table:table-cell>
          <table:table-cell table:style-name="ce22"/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DEC2HEX([.A115])" office:value-type="string" office:string-value="71" calcext:value-type="string">
            <text:p>71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22"/>
          <table:table-cell office:value-type="float" office:value="2" calcext:value-type="float">
            <text:p>2</text:p>
          </table:table-cell>
          <table:table-cell table:style-name="ce22"/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DEC2HEX([.A116])" office:value-type="string" office:string-value="72" calcext:value-type="string">
            <text:p>72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BC HL,SP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office:value-type="float" office:value="2" calcext:value-type="float">
            <text:p>2</text:p>
          </table:table-cell>
          <table:table-cell table:style-name="ce22"/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DEC2HEX([.A117])" office:value-type="string" office:string-value="73" calcext:value-type="string">
            <text:p>73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 (nn),SP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LD (IX+d),r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LD (IY+d),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DEC2HEX([.A118])" office:value-type="string" office:string-value="74" calcext:value-type="string">
            <text:p>74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22"/>
          <table:table-cell office:value-type="float" office:value="2" calcext:value-type="float">
            <text:p>2</text:p>
          </table:table-cell>
          <table:table-cell table:style-name="ce22"/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DEC2HEX([.A119])" office:value-type="string" office:string-value="75" calcext:value-type="string">
            <text:p>75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22"/>
          <table:table-cell office:value-type="float" office:value="2" calcext:value-type="float">
            <text:p>2</text:p>
          </table:table-cell>
          <table:table-cell table:style-name="ce22"/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DEC2HEX([.A120])" office:value-type="string" office:string-value="76" calcext:value-type="string">
            <text:p>76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/>
          <table:table-cell/>
          <table:table-cell table:style-name="ce50" office:value-type="string" calcext:value-type="string">
            <text:p>BIT 6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BIT 6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DEC2HEX([.A121])" office:value-type="string" office:string-value="77" calcext:value-type="string">
            <text:p>77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22"/>
          <table:table-cell office:value-type="float" office:value="2" calcext:value-type="float">
            <text:p>2</text:p>
          </table:table-cell>
          <table:table-cell table:style-name="ce22"/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DEC2HEX([.A122])" office:value-type="string" office:string-value="78" calcext:value-type="string">
            <text:p>78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N A,(C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DEC2HEX([.A123])" office:value-type="string" office:string-value="79" calcext:value-type="string">
            <text:p>79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N A,(C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DEC2HEX([.A124])" office:value-type="string" office:string-value="7A" calcext:value-type="string">
            <text:p>7A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DC HL,SP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DEC2HEX([.A125])" office:value-type="string" office:string-value="7B" calcext:value-type="string">
            <text:p>7B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 SP,(nn)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DEC2HEX([.A126])" office:value-type="string" office:string-value="7C" calcext:value-type="string">
            <text:p>7C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xxx</text:p>
          </table:table-cell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DEC2HEX([.A127])" office:value-type="string" office:string-value="7D" calcext:value-type="string">
            <text:p>7D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DEC2HEX([.A128])" office:value-type="string" office:string-value="7E" calcext:value-type="string">
            <text:p>7E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24" office:value-type="string" calcext:value-type="string">
            <text:p>LD A,(IX+d)</text:p>
          </table:table-cell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LD A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BIT 7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BIT 7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DEC2HEX([.A129])" office:value-type="string" office:string-value="7F" calcext:value-type="string">
            <text:p>7F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Default" table:number-columns-repeated="5"/>
          <table:table-cell table:number-columns-repeated="1007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DEC2HEX([.A130])" office:value-type="string" office:string-value="80" calcext:value-type="string">
            <text:p>80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Default" table:number-columns-repeated="5"/>
          <table:table-cell table:number-columns-repeated="1007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DEC2HEX([.A131])" office:value-type="string" office:string-value="81" calcext:value-type="string">
            <text:p>81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Default" table:number-columns-repeated="5"/>
          <table:table-cell table:number-columns-repeated="1007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DEC2HEX([.A132])" office:value-type="string" office:string-value="82" calcext:value-type="string">
            <text:p>82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Default" table:number-columns-repeated="5"/>
          <table:table-cell table:number-columns-repeated="1007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DEC2HEX([.A133])" office:value-type="string" office:string-value="83" calcext:value-type="string">
            <text:p>83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Default" table:number-columns-repeated="5"/>
          <table:table-cell table:number-columns-repeated="1007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DEC2HEX([.A134])" office:value-type="string" office:string-value="84" calcext:value-type="string">
            <text:p>84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Default" table:number-columns-repeated="5"/>
          <table:table-cell table:number-columns-repeated="1007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DEC2HEX([.A135])" office:value-type="string" office:string-value="85" calcext:value-type="string">
            <text:p>85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Default" table:number-columns-repeated="5"/>
          <table:table-cell table:number-columns-repeated="1007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DEC2HEX([.A136])" office:value-type="string" office:string-value="86" calcext:value-type="string">
            <text:p>86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ADD A,(IX+d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DD A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RES 0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RES</text:span> 0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DEC2HEX([.A137])" office:value-type="string" office:string-value="87" calcext:value-type="string">
            <text:p>87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DEC2HEX([.A138])" office:value-type="string" office:string-value="88" calcext:value-type="string">
            <text:p>88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DEC2HEX([.A139])" office:value-type="string" office:string-value="89" calcext:value-type="string">
            <text:p>89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DEC2HEX([.A140])" office:value-type="string" office:string-value="8A" calcext:value-type="string">
            <text:p>8A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DEC2HEX([.A141])" office:value-type="string" office:string-value="8B" calcext:value-type="string">
            <text:p>8B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DEC2HEX([.A142])" office:value-type="string" office:string-value="8C" calcext:value-type="string">
            <text:p>8C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DEC2HEX([.A143])" office:value-type="string" office:string-value="8D" calcext:value-type="string">
            <text:p>8D</text:p>
          </table:table-cell>
          <table:table-cell table:style-name="ce15" office:value-type="string" calcext:value-type="string">
            <text:p>ADD r,r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DEC2HEX([.A144])" office:value-type="string" office:string-value="8E" calcext:value-type="string">
            <text:p>8E</text:p>
          </table:table-cell>
          <table:table-cell table:style-name="ce15" office:value-type="string" calcext:value-type="string">
            <text:p>ADC r,r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ADC A,(IX+d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DC A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RES</text:span> 1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RES</text:span> 1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DEC2HEX([.A145])" office:value-type="string" office:string-value="8F" calcext:value-type="string">
            <text:p>8F</text:p>
          </table:table-cell>
          <table:table-cell table:style-name="ce15" office:value-type="string" calcext:value-type="string">
            <text:p>SUB r,r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DEC2HEX([.A146])" office:value-type="string" office:string-value="90" calcext:value-type="string">
            <text:p>90</text:p>
          </table:table-cell>
          <table:table-cell table:style-name="ce15" office:value-type="string" calcext:value-type="string">
            <text:p>SBC r,r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DEC2HEX([.A147])" office:value-type="string" office:string-value="91" calcext:value-type="string">
            <text:p>91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DEC2HEX([.A148])" office:value-type="string" office:string-value="92" calcext:value-type="string">
            <text:p>92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DEC2HEX([.A149])" office:value-type="string" office:string-value="93" calcext:value-type="string">
            <text:p>93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DEC2HEX([.A150])" office:value-type="string" office:string-value="94" calcext:value-type="string">
            <text:p>94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DEC2HEX([.A151])" office:value-type="string" office:string-value="95" calcext:value-type="string">
            <text:p>95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DEC2HEX([.A152])" office:value-type="string" office:string-value="96" calcext:value-type="string">
            <text:p>96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SUB A,(IX+d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UB A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RES</text:span> 2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RES</text:span> 2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DEC2HEX([.A153])" office:value-type="string" office:string-value="97" calcext:value-type="string">
            <text:p>97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DEC2HEX([.A154])" office:value-type="string" office:string-value="98" calcext:value-type="string">
            <text:p>98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DEC2HEX([.A155])" office:value-type="string" office:string-value="99" calcext:value-type="string">
            <text:p>99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DEC2HEX([.A156])" office:value-type="string" office:string-value="9A" calcext:value-type="string">
            <text:p>9A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DEC2HEX([.A157])" office:value-type="string" office:string-value="9B" calcext:value-type="string">
            <text:p>9B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DEC2HEX([.A158])" office:value-type="string" office:string-value="9C" calcext:value-type="string">
            <text:p>9C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DEC2HEX([.A159])" office:value-type="string" office:string-value="9D" calcext:value-type="string">
            <text:p>9D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DEC2HEX([.A160])" office:value-type="string" office:string-value="9E" calcext:value-type="string">
            <text:p>9E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SBC A,(IX+d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BC A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RES</text:span> 3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RES</text:span> 3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DEC2HEX([.A161])" office:value-type="string" office:string-value="9F" calcext:value-type="string">
            <text:p>9F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RES b,r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DEC2HEX([.A162])" office:value-type="string" office:string-value="A0" calcext:value-type="string">
            <text:p>A0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I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DEC2HEX([.A163])" office:value-type="string" office:string-value="A1" calcext:value-type="string">
            <text:p>A1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CPD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DEC2HEX([.A164])" office:value-type="string" office:string-value="A2" calcext:value-type="string">
            <text:p>A2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ND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DEC2HEX([.A165])" office:value-type="string" office:string-value="A3" calcext:value-type="string">
            <text:p>A3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OUTI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1009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DEC2HEX([.A166])" office:value-type="string" office:string-value="A4" calcext:value-type="string">
            <text:p>A4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DEC2HEX([.A167])" office:value-type="string" office:string-value="A5" calcext:value-type="string">
            <text:p>A5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DEC2HEX([.A168])" office:value-type="string" office:string-value="A6" calcext:value-type="string">
            <text:p>A6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AND (IX+d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ND 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RES</text:span> 4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RES</text:span> 4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DEC2HEX([.A169])" office:value-type="string" office:string-value="A7" calcext:value-type="string">
            <text:p>A7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DEC2HEX([.A170])" office:value-type="string" office:string-value="A8" calcext:value-type="string">
            <text:p>A8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DEC2HEX([.A171])" office:value-type="string" office:string-value="A9" calcext:value-type="string">
            <text:p>A9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CP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DEC2HEX([.A172])" office:value-type="string" office:string-value="AA" calcext:value-type="string">
            <text:p>AA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N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DEC2HEX([.A173])" office:value-type="string" office:string-value="AB" calcext:value-type="string">
            <text:p>AB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OUT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DEC2HEX([.A174])" office:value-type="string" office:string-value="AC" calcext:value-type="string">
            <text:p>AC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DEC2HEX([.A175])" office:value-type="string" office:string-value="AD" calcext:value-type="string">
            <text:p>AD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DEC2HEX([.A176])" office:value-type="string" office:string-value="AE" calcext:value-type="string">
            <text:p>AE</text:p>
          </table:table-cell>
          <table:table-cell table:style-name="ce30" office:value-type="string" calcext:value-type="string">
            <text:p>AND r,r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XOR (IX+d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XOR 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RES</text:span> 5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RES</text:span> 5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DEC2HEX([.A177])" office:value-type="string" office:string-value="AF" calcext:value-type="string">
            <text:p>AF</text:p>
          </table:table-cell>
          <table:table-cell table:style-name="ce30" office:value-type="string" calcext:value-type="string">
            <text:p>OR r,r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DEC2HEX([.A178])" office:value-type="string" office:string-value="B0" calcext:value-type="string">
            <text:p>B0</text:p>
          </table:table-cell>
          <table:table-cell table:style-name="ce30" office:value-type="string" calcext:value-type="string">
            <text:p>XOR r,r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I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DEC2HEX([.A179])" office:value-type="string" office:string-value="B1" calcext:value-type="string">
            <text:p>B1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CPI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DEC2HEX([.A180])" office:value-type="string" office:string-value="B2" calcext:value-type="string">
            <text:p>B2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NI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DEC2HEX([.A181])" office:value-type="string" office:string-value="B3" calcext:value-type="string">
            <text:p>B3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OTI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DEC2HEX([.A182])" office:value-type="string" office:string-value="B4" calcext:value-type="string">
            <text:p>B4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DEC2HEX([.A183])" office:value-type="string" office:string-value="B5" calcext:value-type="string">
            <text:p>B5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DEC2HEX([.A184])" office:value-type="string" office:string-value="B6" calcext:value-type="string">
            <text:p>B6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OR (IX+d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R 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RES</text:span> 6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RES</text:span> 6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DEC2HEX([.A185])" office:value-type="string" office:string-value="B7" calcext:value-type="string">
            <text:p>B7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DEC2HEX([.A186])" office:value-type="string" office:string-value="B8" calcext:value-type="string">
            <text:p>B8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D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DEC2HEX([.A187])" office:value-type="string" office:string-value="B9" calcext:value-type="string">
            <text:p>B9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CPD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DEC2HEX([.A188])" office:value-type="string" office:string-value="BA" calcext:value-type="string">
            <text:p>BA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ND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DEC2HEX([.A189])" office:value-type="string" office:string-value="BB" calcext:value-type="string">
            <text:p>BB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OTD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DEC2HEX([.A190])" office:value-type="string" office:string-value="BC" calcext:value-type="string">
            <text:p>BC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DEC2HEX([.A191])" office:value-type="string" office:string-value="BD" calcext:value-type="string">
            <text:p>BD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DEC2HEX([.A192])" office:value-type="string" office:string-value="BE" calcext:value-type="string">
            <text:p>BE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CP (IX+d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CP 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RES</text:span> 7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RES</text:span> 7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DEC2HEX([.A193])" office:value-type="string" office:string-value="BF" calcext:value-type="string">
            <text:p>BF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DEC2HEX([.A194])" office:value-type="string" office:string-value="C0" calcext:value-type="string">
            <text:p>C0</text:p>
          </table:table-cell>
          <table:table-cell office:value-type="string" calcext:value-type="string">
            <text:p>RET NZ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DEC2HEX([.A195])" office:value-type="string" office:string-value="C1" calcext:value-type="string">
            <text:p>C1</text:p>
          </table:table-cell>
          <table:table-cell office:value-type="string" calcext:value-type="string">
            <text:p>POP BC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DEC2HEX([.A196])" office:value-type="string" office:string-value="C2" calcext:value-type="string">
            <text:p>C2</text:p>
          </table:table-cell>
          <table:table-cell office:value-type="string" calcext:value-type="string">
            <text:p>JP NZ,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DEC2HEX([.A197])" office:value-type="string" office:string-value="C3" calcext:value-type="string">
            <text:p>C3</text:p>
          </table:table-cell>
          <table:table-cell office:value-type="string" calcext:value-type="string">
            <text:p>JP 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DEC2HEX([.A198])" office:value-type="string" office:string-value="C4" calcext:value-type="string">
            <text:p>C4</text:p>
          </table:table-cell>
          <table:table-cell office:value-type="string" calcext:value-type="string">
            <text:p>CALL NZ,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DEC2HEX([.A199])" office:value-type="string" office:string-value="C5" calcext:value-type="string">
            <text:p>C5</text:p>
          </table:table-cell>
          <table:table-cell office:value-type="string" calcext:value-type="string">
            <text:p>PUSH BC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DEC2HEX([.A200])" office:value-type="string" office:string-value="C6" calcext:value-type="string">
            <text:p>C6</text:p>
          </table:table-cell>
          <table:table-cell office:value-type="string" calcext:value-type="string">
            <text:p>ADD A,n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ce50" office:value-type="string" calcext:value-type="string">
            <text:p>SET 0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SET</text:span> 0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DEC2HEX([.A201])" office:value-type="string" office:string-value="C7" calcext:value-type="string">
            <text:p>C7</text:p>
          </table:table-cell>
          <table:table-cell office:value-type="string" calcext:value-type="string">
            <text:p>RST 0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DEC2HEX([.A202])" office:value-type="string" office:string-value="C8" calcext:value-type="string">
            <text:p>C8</text:p>
          </table:table-cell>
          <table:table-cell office:value-type="string" calcext:value-type="string">
            <text:p>RET Z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DEC2HEX([.A203])" office:value-type="string" office:string-value="C9" calcext:value-type="string">
            <text:p>C9</text:p>
          </table:table-cell>
          <table:table-cell office:value-type="string" calcext:value-type="string">
            <text:p>RET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DEC2HEX([.A204])" office:value-type="string" office:string-value="CA" calcext:value-type="string">
            <text:p>CA</text:p>
          </table:table-cell>
          <table:table-cell office:value-type="string" calcext:value-type="string">
            <text:p>JP Z,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DEC2HEX([.A205])" office:value-type="string" office:string-value="CB" calcext:value-type="string">
            <text:p>CB</text:p>
          </table:table-cell>
          <table:table-cell table:style-name="ce31"/>
          <table:table-cell table:style-name="ce39"/>
          <table:table-cell table:style-name="ce20"/>
          <table:table-cell table:style-name="ce46"/>
          <table:table-cell table:style-name="ce32"/>
          <table:table-cell table:style-name="ce46"/>
          <table:table-cell table:style-name="ce32"/>
          <table:table-cell table:style-name="ce46" table:number-columns-repeated="3"/>
          <table:table-cell table:style-name="ce32"/>
          <table:table-cell table:style-name="ce46"/>
          <table:table-cell table:style-name="ce32"/>
          <table:table-cell table:style-name="ce46"/>
          <table:table-cell table:style-name="ce32"/>
          <table:table-cell table:number-columns-repeated="1007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DEC2HEX([.A206])" office:value-type="string" office:string-value="CC" calcext:value-type="string">
            <text:p>CC</text:p>
          </table:table-cell>
          <table:table-cell office:value-type="string" calcext:value-type="string">
            <text:p>CALL Z,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DEC2HEX([.A207])" office:value-type="string" office:string-value="CD" calcext:value-type="string">
            <text:p>CD</text:p>
          </table:table-cell>
          <table:table-cell office:value-type="string" calcext:value-type="string">
            <text:p>CALL 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DEC2HEX([.A208])" office:value-type="string" office:string-value="CE" calcext:value-type="string">
            <text:p>CE</text:p>
          </table:table-cell>
          <table:table-cell office:value-type="string" calcext:value-type="string">
            <text:p>ADC A,n</text:p>
          </table:table-cell>
          <table:table-cell office:value-type="float" office:value="2" calcext:value-type="float">
            <text:p>2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ce50" office:value-type="string" calcext:value-type="string">
            <text:p><text:span text:style-name="T1">SET</text:span> 1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SET</text:span> 1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DEC2HEX([.A209])" office:value-type="string" office:string-value="CF" calcext:value-type="string">
            <text:p>CF</text:p>
          </table:table-cell>
          <table:table-cell office:value-type="string" calcext:value-type="string">
            <text:p>RST 8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DEC2HEX([.A210])" office:value-type="string" office:string-value="D0" calcext:value-type="string">
            <text:p>D0</text:p>
          </table:table-cell>
          <table:table-cell office:value-type="string" calcext:value-type="string">
            <text:p>RET NC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DEC2HEX([.A211])" office:value-type="string" office:string-value="D1" calcext:value-type="string">
            <text:p>D1</text:p>
          </table:table-cell>
          <table:table-cell office:value-type="string" calcext:value-type="string">
            <text:p>POP DE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DEC2HEX([.A212])" office:value-type="string" office:string-value="D2" calcext:value-type="string">
            <text:p>D2</text:p>
          </table:table-cell>
          <table:table-cell office:value-type="string" calcext:value-type="string">
            <text:p>JP NC,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DEC2HEX([.A213])" office:value-type="string" office:string-value="D3" calcext:value-type="string">
            <text:p>D3</text:p>
          </table:table-cell>
          <table:table-cell office:value-type="string" calcext:value-type="string">
            <text:p>OUT (n),A</text:p>
          </table:table-cell>
          <table:table-cell office:value-type="float" office:value="2" calcext:value-type="float">
            <text:p>2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DEC2HEX([.A214])" office:value-type="string" office:string-value="D4" calcext:value-type="string">
            <text:p>D4</text:p>
          </table:table-cell>
          <table:table-cell office:value-type="string" calcext:value-type="string">
            <text:p>CALL NC,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DEC2HEX([.A215])" office:value-type="string" office:string-value="D5" calcext:value-type="string">
            <text:p>D5</text:p>
          </table:table-cell>
          <table:table-cell office:value-type="string" calcext:value-type="string">
            <text:p>PUSH DE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DEC2HEX([.A216])" office:value-type="string" office:string-value="D6" calcext:value-type="string">
            <text:p>D6</text:p>
          </table:table-cell>
          <table:table-cell office:value-type="string" calcext:value-type="string">
            <text:p>SUB n</text:p>
          </table:table-cell>
          <table:table-cell office:value-type="float" office:value="2" calcext:value-type="float">
            <text:p>2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24"/>
          <table:table-cell table:number-columns-repeated="5"/>
          <table:table-cell table:style-name="ce50" office:value-type="string" calcext:value-type="string">
            <text:p><text:span text:style-name="T1">SET</text:span> 2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SET</text:span> 2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DEC2HEX([.A217])" office:value-type="string" office:string-value="D7" calcext:value-type="string">
            <text:p>D7</text:p>
          </table:table-cell>
          <table:table-cell office:value-type="string" calcext:value-type="string">
            <text:p>RST 16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SET b,r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DEC2HEX([.A218])" office:value-type="string" office:string-value="D8" calcext:value-type="string">
            <text:p>D8</text:p>
          </table:table-cell>
          <table:table-cell office:value-type="string" calcext:value-type="string">
            <text:p>RET C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DEC2HEX([.A219])" office:value-type="string" office:string-value="D9" calcext:value-type="string">
            <text:p>D9</text:p>
          </table:table-cell>
          <table:table-cell office:value-type="string" calcext:value-type="string">
            <text:p>EXX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DEC2HEX([.A220])" office:value-type="string" office:string-value="DA" calcext:value-type="string">
            <text:p>DA</text:p>
          </table:table-cell>
          <table:table-cell office:value-type="string" calcext:value-type="string">
            <text:p>JP C,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DEC2HEX([.A221])" office:value-type="string" office:string-value="DB" calcext:value-type="string">
            <text:p>DB</text:p>
          </table:table-cell>
          <table:table-cell office:value-type="string" calcext:value-type="string">
            <text:p>IN A,(n)</text:p>
          </table:table-cell>
          <table:table-cell office:value-type="float" office:value="2" calcext:value-type="float">
            <text:p>2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DEC2HEX([.A222])" office:value-type="string" office:string-value="DC" calcext:value-type="string">
            <text:p>DC</text:p>
          </table:table-cell>
          <table:table-cell office:value-type="string" calcext:value-type="string">
            <text:p>CALL C,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DEC2HEX([.A223])" office:value-type="string" office:string-value="DD" calcext:value-type="string">
            <text:p>DD</text:p>
          </table:table-cell>
          <table:table-cell table:style-name="ce32"/>
          <table:table-cell table:style-name="ce39"/>
          <table:table-cell table:style-name="ce20"/>
          <table:table-cell table:style-name="ce46"/>
          <table:table-cell table:style-name="ce32"/>
          <table:table-cell table:style-name="ce46"/>
          <table:table-cell table:style-name="ce32"/>
          <table:table-cell table:style-name="ce46" table:number-columns-repeated="3"/>
          <table:table-cell table:style-name="ce32"/>
          <table:table-cell table:style-name="ce46"/>
          <table:table-cell table:style-name="ce32"/>
          <table:table-cell table:style-name="ce46"/>
          <table:table-cell table:style-name="ce32"/>
          <table:table-cell table:number-columns-repeated="1007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DEC2HEX([.A224])" office:value-type="string" office:string-value="DE" calcext:value-type="string">
            <text:p>DE</text:p>
          </table:table-cell>
          <table:table-cell office:value-type="string" calcext:value-type="string">
            <text:p>SBC a,n</text:p>
          </table:table-cell>
          <table:table-cell office:value-type="float" office:value="2" calcext:value-type="float">
            <text:p>2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ce50" office:value-type="string" calcext:value-type="string">
            <text:p><text:span text:style-name="T1">SET</text:span> 3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SET</text:span> 3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DEC2HEX([.A225])" office:value-type="string" office:string-value="DF" calcext:value-type="string">
            <text:p>DF</text:p>
          </table:table-cell>
          <table:table-cell office:value-type="string" calcext:value-type="string">
            <text:p>RST 24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DEC2HEX([.A226])" office:value-type="string" office:string-value="E0" calcext:value-type="string">
            <text:p>E0</text:p>
          </table:table-cell>
          <table:table-cell office:value-type="string" calcext:value-type="string">
            <text:p>RET PO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DEC2HEX([.A227])" office:value-type="string" office:string-value="E1" calcext:value-type="string">
            <text:p>E1</text:p>
          </table:table-cell>
          <table:table-cell office:value-type="string" calcext:value-type="string">
            <text:p>POP HL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POP IX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POP I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DEC2HEX([.A228])" office:value-type="string" office:string-value="E2" calcext:value-type="string">
            <text:p>E2</text:p>
          </table:table-cell>
          <table:table-cell office:value-type="string" calcext:value-type="string">
            <text:p>JP PO,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DEC2HEX([.A229])" office:value-type="string" office:string-value="E3" calcext:value-type="string">
            <text:p>E3</text:p>
          </table:table-cell>
          <table:table-cell office:value-type="string" calcext:value-type="string">
            <text:p>EX (SP),HL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EX (SP),IX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EX (SP),I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DEC2HEX([.A230])" office:value-type="string" office:string-value="E4" calcext:value-type="string">
            <text:p>E4</text:p>
          </table:table-cell>
          <table:table-cell office:value-type="string" calcext:value-type="string">
            <text:p>CALL PO,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DEC2HEX([.A231])" office:value-type="string" office:string-value="E5" calcext:value-type="string">
            <text:p>E5</text:p>
          </table:table-cell>
          <table:table-cell office:value-type="string" calcext:value-type="string">
            <text:p>PUSH HL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PUSH IX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PUSH I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DEC2HEX([.A232])" office:value-type="string" office:string-value="E6" calcext:value-type="string">
            <text:p>E6</text:p>
          </table:table-cell>
          <table:table-cell office:value-type="string" calcext:value-type="string">
            <text:p>AND n</text:p>
          </table:table-cell>
          <table:table-cell office:value-type="float" office:value="2" calcext:value-type="float">
            <text:p>2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ce50" office:value-type="string" calcext:value-type="string">
            <text:p><text:span text:style-name="T1">SET</text:span> 4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SET</text:span> 4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DEC2HEX([.A233])" office:value-type="string" office:string-value="E7" calcext:value-type="string">
            <text:p>E7</text:p>
          </table:table-cell>
          <table:table-cell office:value-type="string" calcext:value-type="string">
            <text:p>RST 32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DEC2HEX([.A234])" office:value-type="string" office:string-value="E8" calcext:value-type="string">
            <text:p>E8</text:p>
          </table:table-cell>
          <table:table-cell office:value-type="string" calcext:value-type="string">
            <text:p>RET PE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DEC2HEX([.A235])" office:value-type="string" office:string-value="E9" calcext:value-type="string">
            <text:p>E9</text:p>
          </table:table-cell>
          <table:table-cell office:value-type="string" calcext:value-type="string">
            <text:p>JP (HL)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JP (IX)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JP (IY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DEC2HEX([.A236])" office:value-type="string" office:string-value="EA" calcext:value-type="string">
            <text:p>EA</text:p>
          </table:table-cell>
          <table:table-cell office:value-type="string" calcext:value-type="string">
            <text:p>JP PE,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DEC2HEX([.A237])" office:value-type="string" office:string-value="EB" calcext:value-type="string">
            <text:p>EB</text:p>
          </table:table-cell>
          <table:table-cell office:value-type="string" calcext:value-type="string">
            <text:p>EX DE,HL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DEC2HEX([.A238])" office:value-type="string" office:string-value="EC" calcext:value-type="string">
            <text:p>EC</text:p>
          </table:table-cell>
          <table:table-cell office:value-type="string" calcext:value-type="string">
            <text:p>CALL PE,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DEC2HEX([.A239])" office:value-type="string" office:string-value="ED" calcext:value-type="string">
            <text:p>ED</text:p>
          </table:table-cell>
          <table:table-cell table:style-name="ce32"/>
          <table:table-cell table:style-name="ce39"/>
          <table:table-cell table:style-name="ce20"/>
          <table:table-cell table:style-name="ce46"/>
          <table:table-cell table:style-name="ce32"/>
          <table:table-cell table:style-name="ce46"/>
          <table:table-cell table:style-name="ce32"/>
          <table:table-cell table:style-name="ce46" table:number-columns-repeated="3"/>
          <table:table-cell table:style-name="ce32"/>
          <table:table-cell table:style-name="ce46"/>
          <table:table-cell table:style-name="ce32"/>
          <table:table-cell table:style-name="ce46"/>
          <table:table-cell table:style-name="ce32"/>
          <table:table-cell table:number-columns-repeated="1007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DEC2HEX([.A240])" office:value-type="string" office:string-value="EE" calcext:value-type="string">
            <text:p>EE</text:p>
          </table:table-cell>
          <table:table-cell office:value-type="string" calcext:value-type="string">
            <text:p>XOR n</text:p>
          </table:table-cell>
          <table:table-cell office:value-type="float" office:value="2" calcext:value-type="float">
            <text:p>2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ce50" office:value-type="string" calcext:value-type="string">
            <text:p><text:span text:style-name="T1">SET</text:span> 5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SET</text:span> 5,(IY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DEC2HEX([.A241])" office:value-type="string" office:string-value="EF" calcext:value-type="string">
            <text:p>EF</text:p>
          </table:table-cell>
          <table:table-cell office:value-type="string" calcext:value-type="string">
            <text:p>RST 40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DEC2HEX([.A242])" office:value-type="string" office:string-value="F0" calcext:value-type="string">
            <text:p>F0</text:p>
          </table:table-cell>
          <table:table-cell office:value-type="string" calcext:value-type="string">
            <text:p>RET P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DEC2HEX([.A243])" office:value-type="string" office:string-value="F1" calcext:value-type="string">
            <text:p>F1</text:p>
          </table:table-cell>
          <table:table-cell office:value-type="string" calcext:value-type="string">
            <text:p>POP AF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DEC2HEX([.A244])" office:value-type="string" office:string-value="F2" calcext:value-type="string">
            <text:p>F2</text:p>
          </table:table-cell>
          <table:table-cell office:value-type="string" calcext:value-type="string">
            <text:p>JP P,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DEC2HEX([.A245])" office:value-type="string" office:string-value="F3" calcext:value-type="string">
            <text:p>F3</text:p>
          </table:table-cell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DEC2HEX([.A246])" office:value-type="string" office:string-value="F4" calcext:value-type="string">
            <text:p>F4</text:p>
          </table:table-cell>
          <table:table-cell office:value-type="string" calcext:value-type="string">
            <text:p>CALL P,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DEC2HEX([.A247])" office:value-type="string" office:string-value="F5" calcext:value-type="string">
            <text:p>F5</text:p>
          </table:table-cell>
          <table:table-cell office:value-type="string" calcext:value-type="string">
            <text:p>PUSH AF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DEC2HEX([.A248])" office:value-type="string" office:string-value="F6" calcext:value-type="string">
            <text:p>F6</text:p>
          </table:table-cell>
          <table:table-cell office:value-type="string" calcext:value-type="string">
            <text:p>OR n</text:p>
          </table:table-cell>
          <table:table-cell office:value-type="float" office:value="2" calcext:value-type="float">
            <text:p>2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ce50" office:value-type="string" calcext:value-type="string">
            <text:p><text:span text:style-name="T1">SET</text:span> 6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SET</text:span> 6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DEC2HEX([.A249])" office:value-type="string" office:string-value="F7" calcext:value-type="string">
            <text:p>F7</text:p>
          </table:table-cell>
          <table:table-cell office:value-type="string" calcext:value-type="string">
            <text:p>RST 48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DEC2HEX([.A250])" office:value-type="string" office:string-value="F8" calcext:value-type="string">
            <text:p>F8</text:p>
          </table:table-cell>
          <table:table-cell office:value-type="string" calcext:value-type="string">
            <text:p>RET M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DEC2HEX([.A251])" office:value-type="string" office:string-value="F9" calcext:value-type="string">
            <text:p>F9</text:p>
          </table:table-cell>
          <table:table-cell office:value-type="string" calcext:value-type="string">
            <text:p>LD SP,HL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LD SP,IX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D SP,I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DEC2HEX([.A252])" office:value-type="string" office:string-value="FA" calcext:value-type="string">
            <text:p>FA</text:p>
          </table:table-cell>
          <table:table-cell office:value-type="string" calcext:value-type="string">
            <text:p>JP M,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DEC2HEX([.A253])" office:value-type="string" office:string-value="FB" calcext:value-type="string">
            <text:p>FB</text:p>
          </table:table-cell>
          <table:table-cell office:value-type="string" calcext:value-type="string">
            <text:p>EI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DEC2HEX([.A254])" office:value-type="string" office:string-value="FC" calcext:value-type="string">
            <text:p>FC</text:p>
          </table:table-cell>
          <table:table-cell office:value-type="string" calcext:value-type="string">
            <text:p>CALL M,nn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7"/>
          <table:table-cell table:style-name="ce6"/>
          <table:table-cell table:number-columns-repeated="1009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DEC2HEX([.A255])" office:value-type="string" office:string-value="FD" calcext:value-type="string">
            <text:p>FD</text:p>
          </table:table-cell>
          <table:table-cell table:style-name="ce32"/>
          <table:table-cell table:style-name="ce39"/>
          <table:table-cell table:style-name="ce20"/>
          <table:table-cell table:style-name="ce46"/>
          <table:table-cell table:style-name="ce32"/>
          <table:table-cell table:style-name="ce46"/>
          <table:table-cell table:style-name="ce32"/>
          <table:table-cell table:style-name="ce46" table:number-columns-repeated="3"/>
          <table:table-cell table:style-name="ce32"/>
          <table:table-cell table:style-name="ce46"/>
          <table:table-cell table:style-name="ce32"/>
          <table:table-cell table:style-name="ce46"/>
          <table:table-cell table:style-name="ce32"/>
          <table:table-cell table:number-columns-repeated="1007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DEC2HEX([.A256])" office:value-type="string" office:string-value="FE" calcext:value-type="string">
            <text:p>FE</text:p>
          </table:table-cell>
          <table:table-cell office:value-type="string" calcext:value-type="string">
            <text:p>CP n</text:p>
          </table:table-cell>
          <table:table-cell office:value-type="float" office:value="2" calcext:value-type="float">
            <text:p>2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table:style-name="ce50" office:value-type="string" calcext:value-type="string">
            <text:p><text:span text:style-name="T1">SET</text:span> 7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pan text:style-name="T1">SET</text:span> 7,(IX+D)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inverted bytes</text:p>
          </table:table-cell>
          <table:table-cell table:number-columns-repeated="1007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DEC2HEX([.A257])" office:value-type="string" office:string-value="FF" calcext:value-type="string">
            <text:p>FF</text:p>
          </table:table-cell>
          <table:table-cell office:value-type="string" calcext:value-type="string">
            <text:p>RST 56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1" table:number-rows-repeated="34">
          <table:table-cell table:number-columns-repeated="6"/>
          <table:table-cell table:style-name="ce6"/>
          <table:table-cell table:number-columns-repeated="1017"/>
        </table:table-row>
        <table:table-row table:style-name="ro1" table:number-rows-repeated="10482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0">00/00/0000</text:date>, <text:time style:data-style-name="N2" text:time-value="15:54:09.377218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8T09:30:37.812625447</meta:creation-date>
    <dc:date>2022-11-20T15:54:37.095156849</dc:date>
    <meta:editing-duration>PT3H31M26S</meta:editing-duration>
    <meta:editing-cycles>72</meta:editing-cycles>
    <meta:generator>LibreOffice/6.4.7.2$Linux_X86_64 LibreOffice_project/40$Build-2</meta:generator>
    <meta:document-statistic meta:table-count="1" meta:cell-count="1630" meta:object-count="0"/>
  </office:meta>
</office:document-meta>
</file>